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611in" fo:keep-together="auto"/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5521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5736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12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15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16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7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8" style:family="paragraph" style:parent-style-name="Standard_20__28_user_29_">
      <style:text-properties fo:font-size="3pt" fo:language="ru" fo:country="RU" style:font-size-asian="3pt" style:font-size-complex="3pt"/>
    </style:style>
    <style:style style:name="P19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20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21" style:family="paragraph" style:parent-style-name="Table_20_Contents">
      <style:text-properties fo:font-size="10pt" fo:language="ru" fo:country="RU" fo:font-style="italic" officeooo:rsid="0016688e" officeooo:paragraph-rsid="0016688e" fo:background-color="transparent" style:font-size-asian="10pt" style:font-style-asian="italic" style:font-size-complex="10pt" style:font-weight-complex="bold"/>
    </style:style>
    <style:style style:name="P22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98fcb"/>
    </style:style>
    <style:style style:name="P23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a80af"/>
    </style:style>
    <style:style style:name="P24" style:family="paragraph" style:parent-style-name="Table_20_Contents" style:list-style-name="WW8Num4">
      <style:paragraph-properties fo:margin-left="0.2646in" fo:margin-right="0in" fo:text-indent="-0.25in" style:auto-text-indent="false"/>
      <style:text-properties fo:language="ru" fo:country="RU" officeooo:rsid="002c9c60" officeooo:paragraph-rsid="002c9c60"/>
    </style:style>
    <style:style style:name="P25" style:family="paragraph" style:parent-style-name="Table_20_Contents" style:list-style-name="WW8Num4">
      <style:paragraph-properties fo:margin-left="0.2646in" fo:margin-right="0in" fo:text-indent="-0.25in" style:auto-text-indent="false"/>
      <style:text-properties fo:language="ru" fo:country="RU" officeooo:rsid="002e49ff" officeooo:paragraph-rsid="002e49ff"/>
    </style:style>
    <style:style style:name="P26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officeooo:rsid="002e49ff" officeooo:paragraph-rsid="002e49ff"/>
    </style:style>
    <style:style style:name="P27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2e49ff" officeooo:paragraph-rsid="002e49ff"/>
    </style:style>
    <style:style style:name="P28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2f8851" officeooo:paragraph-rsid="002f8851"/>
    </style:style>
    <style:style style:name="P29" style:family="paragraph" style:parent-style-name="Table_20_Contents">
      <style:text-properties fo:font-size="10pt" fo:language="ru" fo:country="RU" fo:font-weight="bold" officeooo:rsid="00310b1c" officeooo:paragraph-rsid="00310b1c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fo:font-style="normal" officeooo:rsid="00298fcb" style:font-name-asian="Times New Roman" style:font-style-asian="normal" style:font-name-complex="Times New Roman" style:font-style-complex="normal"/>
    </style:style>
    <style:style style:name="T10" style:family="text">
      <style:text-properties fo:language="ru" fo:country="RU" officeooo:rsid="002a80af"/>
    </style:style>
    <style:style style:name="T11" style:family="text">
      <style:text-properties fo:font-size="9pt" style:font-size-asian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b980a"/>
    </style:style>
    <style:style style:name="T14" style:family="text">
      <style:text-properties officeooo:rsid="00285e9d"/>
    </style:style>
    <style:style style:name="T15" style:family="text">
      <style:text-properties officeooo:rsid="00298fcb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0.5pt" officeooo:rsid="00298fcb" style:font-size-asian="10.5pt" style:font-size-complex="10.5pt"/>
    </style:style>
    <style:style style:name="T18" style:family="text">
      <style:text-properties fo:language="en" fo:country="US"/>
    </style:style>
    <style:style style:name="T19" style:family="text">
      <style:text-properties officeooo:rsid="002e49ff"/>
    </style:style>
    <style:style style:name="T20" style:family="text">
      <style:text-properties officeooo:rsid="002f88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Дата прошедшей лекции</text:p>
          </table:table-cell>
          <table:table-cell table:style-name="Table1.A1" office:value-type="string">
            <text:p text:style-name="P6">Номер прошедшей лекции</text:p>
          </table:table-cell>
          <table:table-cell table:style-name="Table1.A1" office:value-type="string">
            <text:p text:style-name="P6">Название статьи/главы книги/видеолекции</text:p>
          </table:table-cell>
          <table:table-cell table:style-name="Table1.A1" office:value-type="string">
            <text:p text:style-name="P6">Дата публикации (не старше 2021 года)</text:p>
          </table:table-cell>
          <table:table-cell table:style-name="Table1.A1" office:value-type="string">
            <text:p text:style-name="P6">Размер статьи (от 400 слов)</text:p>
          </table:table-cell>
          <table:table-cell table:style-name="Table1.A1" office:value-type="string">
            <text:p text:style-name="P6">Дата сдачи</text:p>
          </table:table-cell>
        </table:table-row>
        <table:table-row table:style-name="Table1.1">
          <table:table-cell table:style-name="Table1.A1" office:value-type="string">
            <text:p text:style-name="P14">11.09.202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9">Этимон цифры и числа</text:p>
          </table:table-cell>
          <table:table-cell table:style-name="Table1.A1" office:value-type="string">
            <text:p text:style-name="P13">30.08.2023</text:p>
          </table:table-cell>
          <table:table-cell table:style-name="Table1.A1" office:value-type="string">
            <text:p text:style-name="P14">~<text:span text:style-name="T13">2150</text:span></text:p>
          </table:table-cell>
          <table:table-cell table:style-name="Table1.A1" office:value-type="string">
            <text:p text:style-name="P14">25.09.2024<text:span text:style-name="T11"/></text:p>
          </table:table-cell>
        </table:table-row>
        <table:table-row table:style-name="Table1.1">
          <table:table-cell table:style-name="Table1.A3" office:value-type="string">
            <text:p text:style-name="P15">25.09.202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0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10">2021, <text:span text:style-name="T16">точная дата не найдена</text:span></text:p>
          </table:table-cell>
          <table:table-cell table:style-name="Table1.A1" office:value-type="string">
            <text:p text:style-name="P9">~2450</text:p>
          </table:table-cell>
          <table:table-cell table:style-name="Table1.A1" office:value-type="string">
            <text:p text:style-name="P8">09.10.2024</text:p>
          </table:table-cell>
        </table:table-row>
        <table:table-row table:style-name="Table1.4">
          <table:table-cell table:style-name="Table1.A1" office:value-type="string">
            <text:p text:style-name="P11">09.10.2024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12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11"><text:span text:style-name="T15">18.04.</text:span>2022</text:p>
          </table:table-cell>
          <table:table-cell table:style-name="Table1.A1" office:value-type="string">
            <text:p text:style-name="P11">~2000</text:p>
          </table:table-cell>
          <table:table-cell table:style-name="Table1.A1" office:value-type="string">
            <text:p text:style-name="P11">23.10.2024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/>
      <text:p text:style-name="P16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17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2">bit</text:span><text:span text:style-name="T7">.</text:span><text:span text:style-name="T12">ly</text:span><text:span text:style-name="T7">, </text:span><text:span text:style-name="T12">tr</text:span><text:span text:style-name="T7">.</text:span><text:span text:style-name="T12">im</text:span><text:span text:style-name="T7"> и т.п.)</text:span></text:p>
            <text:p text:style-name="P21">https://cyberleninka.ru/article/n/prakticheskoe-primenenie-funktsionalnogo-programmirovaniya-i-regulyarnyh-vyrazheniy-v-bibliometricheskom-analize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4"><text:span text:style-name="T14">б</text:span>иблиометрический анализ, функциональное программирование, регулярные выражения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22" loext:marker-style-name="T1"><text:span text:style-name="Emphasis"><text:span text:style-name="T9">Ранее большинство задач по статистической обработке данных решалось в табличных процессорах </text:span></text:span></text:p>
              </text:list-item>
              <text:list-item>
                <text:p text:style-name="P22" loext:marker-style-name="T1"><text:span text:style-name="Emphasis"><text:span text:style-name="T9">Подсчёт наиболее часто встречающихся слов с помощью табл. проц. был неудобен из-за высокой доли ручного труда и снижения точности с ростом объёма информации.</text:span></text:span></text:p>
              </text:list-item>
              <text:list-item>
                <text:p text:style-name="P23" loext:marker-style-name="T1"><text:span text:style-name="T10">Р</text:span>ешени<text:span text:style-name="T10">е</text:span> задачи на <text:span text:style-name="T15">Java </text:span><text:span text:style-name="T10">посредством ф</text:span>ункционально<text:span text:style-name="T10">го</text:span> программировани<text:span text:style-name="T10">я</text:span><text:span text:style-name="T15">, по оценкам предвадительного сравнения, потребует минимальных </text:span><text:span text:style-name="T17">ручных затрат и обеспечит наибольшую точность.</text:span></text:p>
              </text:list-item>
              <text:list-item>
                <text:p text:style-name="P24"><text:span text:style-name="T19">Д</text:span>анные были <text:span text:style-name="T19">подготовлены, т.е.</text:span> правильно отформатированы для работы с ними.</text:p>
              </text:list-item>
              <text:list-item>
                <text:p text:style-name="P24">С помощью регулярных выражений программа извлекает фио и инициалы из библиографического описания и считает кол-во вхождений авторов с помощью карты отображения (.<text:span text:style-name="T18">Map’</text:span>ы<text:span text:style-name="T18">)</text:span></text:p>
              </text:list-item>
              <text:list-item>
                <text:p text:style-name="P25">В программе получилось три группы регулярных выражений, которые фактически можно было <text:span text:style-name="T20">сократить</text:span>, если использовать lookahead <text:span text:style-name="T18">assertion</text:span>. <text:span text:style-name="T18">(</text:span>моё прим.)</text:p>
              </text:list-item>
              <text:list-item>
                <text:p text:style-name="P24">Не все описания соответствовали паттернам, их отсортировали с помощью отдельной программы.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26">Минимизация ручного труда для анализа библиографических описаний.</text:p>
              </text:list-item>
              <text:list-item>
                <text:p text:style-name="P26">Повышенная точность результата т. к. исключается человеческий фактор на ошибку</text:p>
              </text:list-item>
              <text:list-item>
                <text:p text:style-name="P26">Уменьшение времени на проверку правильности заполненных данных (если мы говорим про ранее используемые таблицы)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27" loext:marker-style-name="T1">Для реализации и поддержки программы требуются компетентные специалисты (программисты).</text:p>
              </text:list-item>
              <text:list-item>
                <text:p text:style-name="P27" loext:marker-style-name="T1">Не <text:span text:style-name="T20">во всех случаях программа справлялась с поставленной задачей, иногда из-за изначальных ошибок форматирования текст не выбирался (опять же, вопрос к правильности самого выражения).</text:span></text:p>
              </text:list-item>
              <text:list-item>
                <text:p text:style-name="P28"><text:s/>Данные также, как и до этого, требуют предварительного ручного форматирования, что исключает использования программы в фоновом режиме.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Символ_20_сноски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2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Vladimir Sosnin</meta:initial-creator>
    <meta:creation-date>2009-04-16T14:32:00</meta:creation-date>
    <dc:date>2024-10-23T20:17:16.094000000</dc:date>
    <meta:editing-cycles>35</meta:editing-cycles>
    <meta:editing-duration>PT19H43M44S</meta:editing-duration>
    <meta:generator>LibreOffice/24.2.5.2$Windows_X86_64 LibreOffice_project/bffef4ea93e59bebbeaf7f431bb02b1a39ee8a59</meta:generator>
    <meta:print-date>2024-10-23T03:01:39.728000000</meta:print-date>
    <meta:printed-by>PDF files</meta:printed-by>
    <meta:document-statistic meta:table-count="2" meta:image-count="0" meta:object-count="0" meta:page-count="1" meta:paragraph-count="54" meta:word-count="383" meta:character-count="3034" meta:non-whitespace-character-count="2709"/>
    <meta:user-defined meta:name="Info 1"/>
    <meta:user-defined meta:name="Info 2"/>
    <meta:user-defined meta:name="Info 3"/>
    <meta:user-defined meta:name="Info 4"/>
  </office:meta>
</office:document-meta>
</file>